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be205"/>
    </style:style>
    <style:style style:name="P2" style:family="paragraph" style:parent-style-name="Standard">
      <style:text-properties officeooo:paragraph-rsid="001e928e"/>
    </style:style>
    <style:style style:name="P3" style:family="paragraph" style:parent-style-name="Standard">
      <style:text-properties officeooo:paragraph-rsid="00209f42"/>
    </style:style>
    <style:style style:name="P4" style:family="paragraph" style:parent-style-name="Standard">
      <style:text-properties officeooo:paragraph-rsid="00235b4e"/>
    </style:style>
    <style:style style:name="P5" style:family="paragraph" style:parent-style-name="Standard">
      <style:text-properties officeooo:paragraph-rsid="0028c31d"/>
    </style:style>
    <style:style style:name="P6" style:family="paragraph" style:parent-style-name="Standard">
      <style:text-properties officeooo:paragraph-rsid="0028eba8"/>
    </style:style>
    <style:style style:name="P7" style:family="paragraph" style:parent-style-name="Standard">
      <style:text-properties officeooo:paragraph-rsid="0029df13"/>
    </style:style>
    <style:style style:name="P8" style:family="paragraph" style:parent-style-name="Standard">
      <style:text-properties officeooo:paragraph-rsid="002b40e7"/>
    </style:style>
    <style:style style:name="P9" style:family="paragraph" style:parent-style-name="Standard">
      <style:text-properties officeooo:paragraph-rsid="002b5728"/>
    </style:style>
    <style:style style:name="P10" style:family="paragraph" style:parent-style-name="Standard">
      <style:text-properties officeooo:paragraph-rsid="002cf2bc"/>
    </style:style>
    <style:style style:name="P11" style:family="paragraph" style:parent-style-name="Standard">
      <style:text-properties officeooo:rsid="0019f892" officeooo:paragraph-rsid="0018478f"/>
    </style:style>
    <style:style style:name="P12" style:family="paragraph" style:parent-style-name="Standard">
      <style:text-properties officeooo:rsid="0019f892" officeooo:paragraph-rsid="0019f892"/>
    </style:style>
    <style:style style:name="P13" style:family="paragraph" style:parent-style-name="Standard">
      <style:text-properties officeooo:rsid="0019f892" officeooo:paragraph-rsid="003999c0"/>
    </style:style>
    <style:style style:name="P14" style:family="paragraph" style:parent-style-name="Standard">
      <style:text-properties officeooo:rsid="002cf2bc" officeooo:paragraph-rsid="002cf2bc"/>
    </style:style>
    <style:style style:name="P15" style:family="paragraph" style:parent-style-name="Standard">
      <style:text-properties officeooo:rsid="0018478f" officeooo:paragraph-rsid="0019f892"/>
    </style:style>
    <style:style style:name="P16" style:family="paragraph" style:parent-style-name="Standard">
      <style:text-properties fo:font-weight="bold" officeooo:rsid="002cf2bc" officeooo:paragraph-rsid="002cf2bc" style:font-weight-asian="bold" style:font-weight-complex="bold"/>
    </style:style>
    <style:style style:name="P17" style:family="paragraph" style:parent-style-name="Standard">
      <style:text-properties fo:font-weight="bold" officeooo:rsid="00209f42" officeooo:paragraph-rsid="00209f42" style:font-weight-asian="bold" style:font-weight-complex="bold"/>
    </style:style>
    <style:style style:name="P18" style:family="paragraph" style:parent-style-name="Standard">
      <style:text-properties fo:font-weight="bold" officeooo:rsid="001dec4a" officeooo:paragraph-rsid="001dec4a" style:font-weight-asian="bold" style:font-weight-complex="bold"/>
    </style:style>
    <style:style style:name="P19" style:family="paragraph" style:parent-style-name="Standard">
      <style:text-properties fo:font-weight="bold" officeooo:rsid="00235b4e" officeooo:paragraph-rsid="00235b4e" style:font-weight-asian="bold" style:font-weight-complex="bold"/>
    </style:style>
    <style:style style:name="P20" style:family="paragraph" style:parent-style-name="Standard">
      <style:text-properties fo:font-weight="bold" officeooo:rsid="00277598" officeooo:paragraph-rsid="00277598" style:font-weight-asian="bold" style:font-weight-complex="bold"/>
    </style:style>
    <style:style style:name="P21" style:family="paragraph" style:parent-style-name="Standard">
      <style:text-properties fo:font-weight="bold" officeooo:rsid="0029df13" officeooo:paragraph-rsid="003c086c" style:font-weight-asian="bold" style:font-weight-complex="bold"/>
    </style:style>
    <style:style style:name="P22" style:family="paragraph" style:parent-style-name="Standard">
      <style:text-properties fo:font-weight="bold" officeooo:rsid="0029df13" officeooo:paragraph-rsid="002b5728" style:font-weight-asian="bold" style:font-weight-complex="bold"/>
    </style:style>
    <style:style style:name="P23" style:family="paragraph" style:parent-style-name="Standard">
      <style:text-properties fo:font-weight="bold" officeooo:rsid="002b5728" officeooo:paragraph-rsid="002b5728" style:font-weight-asian="bold" style:font-weight-complex="bold"/>
    </style:style>
    <style:style style:name="P24" style:family="paragraph" style:parent-style-name="Standard">
      <style:text-properties officeooo:rsid="001be205" officeooo:paragraph-rsid="001be205"/>
    </style:style>
    <style:style style:name="P25" style:family="paragraph" style:parent-style-name="Standard">
      <style:text-properties officeooo:rsid="001be205" officeooo:paragraph-rsid="0019f892"/>
    </style:style>
    <style:style style:name="P26" style:family="paragraph" style:parent-style-name="Standard">
      <style:text-properties officeooo:rsid="001be205" officeooo:paragraph-rsid="0028eba8"/>
    </style:style>
    <style:style style:name="P27" style:family="paragraph" style:parent-style-name="Standard">
      <style:text-properties officeooo:rsid="001e928e" officeooo:paragraph-rsid="001e928e"/>
    </style:style>
    <style:style style:name="P28" style:family="paragraph" style:parent-style-name="Standard">
      <style:text-properties officeooo:rsid="001e928e" officeooo:paragraph-rsid="00235b4e"/>
    </style:style>
    <style:style style:name="P29" style:family="paragraph" style:parent-style-name="Standard">
      <style:text-properties officeooo:rsid="00229af6" officeooo:paragraph-rsid="00209f42"/>
    </style:style>
    <style:style style:name="P30" style:family="paragraph" style:parent-style-name="Standard">
      <style:text-properties officeooo:rsid="00229af6" officeooo:paragraph-rsid="00229af6"/>
    </style:style>
    <style:style style:name="P31" style:family="paragraph" style:parent-style-name="Standard">
      <style:text-properties officeooo:rsid="00209f42" officeooo:paragraph-rsid="00209f42"/>
    </style:style>
    <style:style style:name="P32" style:family="paragraph" style:parent-style-name="Standard">
      <style:text-properties officeooo:rsid="001dec4a" officeooo:paragraph-rsid="001dec4a"/>
    </style:style>
    <style:style style:name="P33" style:family="paragraph" style:parent-style-name="Standard">
      <style:text-properties officeooo:rsid="00235b4e" officeooo:paragraph-rsid="00235b4e"/>
    </style:style>
    <style:style style:name="P34" style:family="paragraph" style:parent-style-name="Standard">
      <style:text-properties officeooo:rsid="0025cf88" officeooo:paragraph-rsid="0025cf88"/>
    </style:style>
    <style:style style:name="P35" style:family="paragraph" style:parent-style-name="Standard">
      <style:text-properties officeooo:rsid="00277598" officeooo:paragraph-rsid="001be205"/>
    </style:style>
    <style:style style:name="P36" style:family="paragraph" style:parent-style-name="Standard">
      <style:text-properties officeooo:rsid="00277598" officeooo:paragraph-rsid="0028c31d"/>
    </style:style>
    <style:style style:name="P37" style:family="paragraph" style:parent-style-name="Standard">
      <style:text-properties officeooo:rsid="0029df13" officeooo:paragraph-rsid="0029df13"/>
    </style:style>
    <style:style style:name="P38" style:family="paragraph" style:parent-style-name="Standard">
      <style:text-properties officeooo:rsid="0029df13" officeooo:paragraph-rsid="002b5728"/>
    </style:style>
    <style:style style:name="P39" style:family="paragraph" style:parent-style-name="Standard">
      <style:text-properties officeooo:rsid="0029df13" officeooo:paragraph-rsid="00344c35"/>
    </style:style>
    <style:style style:name="P40" style:family="paragraph" style:parent-style-name="Standard">
      <style:text-properties officeooo:rsid="0029df13" officeooo:paragraph-rsid="00348cfe"/>
    </style:style>
    <style:style style:name="P41" style:family="paragraph" style:parent-style-name="Standard">
      <style:text-properties officeooo:rsid="0029df13" officeooo:paragraph-rsid="0034ceb7"/>
    </style:style>
    <style:style style:name="P42" style:family="paragraph" style:parent-style-name="Standard">
      <style:text-properties officeooo:rsid="0029df13" officeooo:paragraph-rsid="00361eed"/>
    </style:style>
    <style:style style:name="P43" style:family="paragraph" style:parent-style-name="Standard">
      <style:text-properties officeooo:rsid="0029df13" officeooo:paragraph-rsid="0036f20a"/>
    </style:style>
    <style:style style:name="P44" style:family="paragraph" style:parent-style-name="Standard">
      <style:text-properties officeooo:rsid="0029df13" officeooo:paragraph-rsid="0039c779"/>
    </style:style>
    <style:style style:name="P45" style:family="paragraph" style:parent-style-name="Standard">
      <style:text-properties officeooo:rsid="0029df13" officeooo:paragraph-rsid="003a63b1"/>
    </style:style>
    <style:style style:name="P46" style:family="paragraph" style:parent-style-name="Standard">
      <style:text-properties officeooo:rsid="0029df13" officeooo:paragraph-rsid="003c086c"/>
    </style:style>
    <style:style style:name="P47" style:family="paragraph" style:parent-style-name="Standard">
      <style:text-properties officeooo:rsid="002b5728" officeooo:paragraph-rsid="002b5728"/>
    </style:style>
    <style:style style:name="P48" style:family="paragraph" style:parent-style-name="Standard">
      <style:text-properties officeooo:rsid="002b5728" officeooo:paragraph-rsid="002cf2bc"/>
    </style:style>
    <style:style style:name="P49" style:family="paragraph" style:parent-style-name="Standard">
      <style:text-properties officeooo:rsid="003999c0" officeooo:paragraph-rsid="003999c0"/>
    </style:style>
    <style:style style:name="P50" style:family="paragraph" style:parent-style-name="Standard">
      <style:text-properties officeooo:rsid="00348cfe" officeooo:paragraph-rsid="00344c35"/>
    </style:style>
    <style:style style:name="P51" style:family="paragraph" style:parent-style-name="Standard">
      <style:text-properties officeooo:rsid="00348cfe" officeooo:paragraph-rsid="00348cfe"/>
    </style:style>
    <style:style style:name="P52" style:family="paragraph" style:parent-style-name="Standard">
      <style:text-properties officeooo:rsid="00344c35" officeooo:paragraph-rsid="00344c35"/>
    </style:style>
    <style:style style:name="P53" style:family="paragraph" style:parent-style-name="Standard">
      <style:text-properties officeooo:rsid="00344c35" officeooo:paragraph-rsid="00348cfe"/>
    </style:style>
    <style:style style:name="P54" style:family="paragraph" style:parent-style-name="Standard">
      <style:text-properties officeooo:rsid="00344c35" officeooo:paragraph-rsid="003c086c"/>
    </style:style>
    <style:style style:name="P55" style:family="paragraph" style:parent-style-name="Standard">
      <style:text-properties officeooo:rsid="0034ceb7" officeooo:paragraph-rsid="00348cfe"/>
    </style:style>
    <style:style style:name="P56" style:family="paragraph" style:parent-style-name="Standard">
      <style:text-properties officeooo:rsid="0034ceb7" officeooo:paragraph-rsid="0034ceb7"/>
    </style:style>
    <style:style style:name="P57" style:family="paragraph" style:parent-style-name="Standard">
      <style:text-properties officeooo:rsid="00361eed" officeooo:paragraph-rsid="0034ceb7"/>
    </style:style>
    <style:style style:name="P58" style:family="paragraph" style:parent-style-name="Standard">
      <style:text-properties officeooo:rsid="00361eed" officeooo:paragraph-rsid="00361eed"/>
    </style:style>
    <style:style style:name="P59" style:family="paragraph" style:parent-style-name="Standard">
      <style:text-properties officeooo:rsid="00382cf5" officeooo:paragraph-rsid="0039c779"/>
    </style:style>
    <style:style style:name="P60" style:family="paragraph" style:parent-style-name="Standard">
      <style:text-properties officeooo:rsid="00382cf5" officeooo:paragraph-rsid="003af0e0"/>
    </style:style>
    <style:style style:name="P61" style:family="paragraph" style:parent-style-name="Standard" style:list-style-name="L1">
      <style:text-properties officeooo:rsid="0019f892" officeooo:paragraph-rsid="004920bf"/>
    </style:style>
    <style:style style:name="P62" style:family="paragraph" style:parent-style-name="Standard" style:list-style-name="L1">
      <style:text-properties officeooo:rsid="0019f892" officeooo:paragraph-rsid="004aa835"/>
    </style:style>
    <style:style style:name="P63" style:family="paragraph" style:parent-style-name="Standard" style:list-style-name="L1">
      <style:text-properties officeooo:rsid="0019f892" officeooo:paragraph-rsid="005118ea"/>
    </style:style>
    <style:style style:name="P64" style:family="paragraph" style:parent-style-name="Standard">
      <style:text-properties officeooo:rsid="0019f892" officeooo:paragraph-rsid="004aa835"/>
    </style:style>
    <style:style style:name="P65" style:family="paragraph" style:parent-style-name="Standard">
      <style:text-properties officeooo:rsid="0019f892" officeooo:paragraph-rsid="005118ea"/>
    </style:style>
    <style:style style:name="P66" style:family="paragraph" style:parent-style-name="Standard">
      <style:text-properties fo:font-size="18pt" officeooo:rsid="003c086c" officeooo:paragraph-rsid="003c086c" style:font-size-asian="18pt" style:font-size-complex="18pt"/>
    </style:style>
    <style:style style:name="P67" style:family="paragraph" style:parent-style-name="Standard">
      <style:text-properties fo:font-size="18pt" officeooo:rsid="003c086c" officeooo:paragraph-rsid="005118ea" style:font-size-asian="18pt" style:font-size-complex="18pt"/>
    </style:style>
    <style:style style:name="P68" style:family="paragraph" style:parent-style-name="Standard">
      <style:text-properties fo:font-size="18pt" officeooo:rsid="0019f892" officeooo:paragraph-rsid="0047d481" style:font-size-asian="18pt" style:font-size-complex="18pt"/>
    </style:style>
    <style:style style:name="P69" style:family="paragraph" style:parent-style-name="Standard">
      <style:text-properties fo:font-size="18pt" officeooo:rsid="0019f892" officeooo:paragraph-rsid="005118ea" style:font-size-asian="18pt" style:font-size-complex="18pt"/>
    </style:style>
    <style:style style:name="P70" style:family="paragraph" style:parent-style-name="Standard">
      <style:text-properties fo:font-size="18pt" officeooo:paragraph-rsid="005118ea" style:font-size-asian="18pt" style:font-size-complex="18pt"/>
    </style:style>
    <style:style style:name="P71" style:family="paragraph" style:parent-style-name="Standard">
      <style:text-properties fo:font-size="18pt" fo:font-weight="normal" officeooo:rsid="003c086c" officeooo:paragraph-rsid="003c086c" style:font-size-asian="18pt" style:font-weight-asian="normal" style:font-size-complex="18pt" style:font-weight-complex="normal"/>
    </style:style>
    <style:style style:name="P72" style:family="paragraph" style:parent-style-name="Standard">
      <style:text-properties fo:font-size="18pt" fo:font-weight="bold" officeooo:rsid="003c086c" officeooo:paragraph-rsid="005118ea" style:font-size-asian="18pt" style:font-weight-asian="bold" style:font-size-complex="18pt" style:font-weight-complex="bold"/>
    </style:style>
    <style:style style:name="P73" style:family="paragraph" style:parent-style-name="Standard">
      <style:text-properties fo:font-size="18pt" fo:font-weight="bold" officeooo:rsid="002cf2bc" officeooo:paragraph-rsid="005118ea" style:font-size-asian="18pt" style:font-weight-asian="bold" style:font-size-complex="18pt" style:font-weight-complex="bold"/>
    </style:style>
    <style:style style:name="P74" style:family="paragraph" style:parent-style-name="Standard">
      <style:text-properties officeooo:rsid="003c086c" officeooo:paragraph-rsid="003c086c"/>
    </style:style>
    <style:style style:name="P75" style:family="paragraph" style:parent-style-name="Standard">
      <style:text-properties officeooo:rsid="003c086c" officeooo:paragraph-rsid="0029df13"/>
    </style:style>
    <style:style style:name="P76" style:family="paragraph" style:parent-style-name="Standard">
      <style:text-properties officeooo:rsid="003c086c" officeooo:paragraph-rsid="00344c35"/>
    </style:style>
    <style:style style:name="P77" style:family="paragraph" style:parent-style-name="Standard">
      <style:text-properties officeooo:rsid="003c086c" officeooo:paragraph-rsid="005118ea"/>
    </style:style>
    <style:style style:name="P78" style:family="paragraph" style:parent-style-name="Standard">
      <style:text-properties officeooo:rsid="0039c779" officeooo:paragraph-rsid="0039c779"/>
    </style:style>
    <style:style style:name="P79" style:family="paragraph" style:parent-style-name="Standard">
      <style:text-properties officeooo:rsid="0039c779" officeooo:paragraph-rsid="005118ea"/>
    </style:style>
    <style:style style:name="P80" style:family="paragraph" style:parent-style-name="Standard">
      <style:text-properties officeooo:rsid="003af0e0" officeooo:paragraph-rsid="003af0e0"/>
    </style:style>
    <style:style style:name="P81" style:family="paragraph" style:parent-style-name="Standard">
      <style:text-properties officeooo:rsid="003af0e0" officeooo:paragraph-rsid="005118ea"/>
    </style:style>
    <style:style style:name="P82" style:family="paragraph" style:parent-style-name="Standard">
      <style:text-properties officeooo:rsid="003a63b1" officeooo:paragraph-rsid="003a63b1"/>
    </style:style>
    <style:style style:name="P83" style:family="paragraph" style:parent-style-name="Standard">
      <style:text-properties officeooo:rsid="003a63b1" officeooo:paragraph-rsid="005118ea"/>
    </style:style>
    <style:style style:name="P84" style:family="paragraph" style:parent-style-name="Standard">
      <style:text-properties officeooo:rsid="003999c0" officeooo:paragraph-rsid="005118ea"/>
    </style:style>
    <style:style style:name="P85" style:family="paragraph" style:parent-style-name="Standard">
      <style:text-properties officeooo:rsid="0029df13" officeooo:paragraph-rsid="0029df13"/>
    </style:style>
    <style:style style:name="P86" style:family="paragraph" style:parent-style-name="Standard">
      <style:text-properties officeooo:rsid="0029df13" officeooo:paragraph-rsid="003fcf7f"/>
    </style:style>
    <style:style style:name="P87" style:family="paragraph" style:parent-style-name="Standard">
      <style:text-properties officeooo:rsid="0029df13" officeooo:paragraph-rsid="0041be2d"/>
    </style:style>
    <style:style style:name="P88" style:family="paragraph" style:parent-style-name="Standard">
      <style:text-properties officeooo:rsid="0029df13" officeooo:paragraph-rsid="0047d481"/>
    </style:style>
    <style:style style:name="P89" style:family="paragraph" style:parent-style-name="Standard">
      <style:text-properties officeooo:rsid="0029df13" officeooo:paragraph-rsid="005118ea"/>
    </style:style>
    <style:style style:name="P90" style:family="paragraph" style:parent-style-name="Standard">
      <style:text-properties fo:font-weight="bold" officeooo:rsid="0029df13" officeooo:paragraph-rsid="0042110d" style:font-weight-asian="bold" style:font-weight-complex="bold"/>
    </style:style>
    <style:style style:name="P91" style:family="paragraph" style:parent-style-name="Standard">
      <style:text-properties fo:font-weight="bold" officeooo:rsid="0029df13" officeooo:paragraph-rsid="0047d481" style:font-weight-asian="bold" style:font-weight-complex="bold"/>
    </style:style>
    <style:style style:name="P92" style:family="paragraph" style:parent-style-name="Standard">
      <style:text-properties fo:font-weight="bold" officeooo:rsid="0029df13" officeooo:paragraph-rsid="005118ea" style:font-weight-asian="bold" style:font-weight-complex="bold"/>
    </style:style>
    <style:style style:name="P93" style:family="paragraph" style:parent-style-name="Standard">
      <style:text-properties fo:font-weight="bold" officeooo:rsid="0019f892" officeooo:paragraph-rsid="003999c0" style:font-weight-asian="bold" style:font-weight-complex="bold"/>
    </style:style>
    <style:style style:name="P94" style:family="paragraph" style:parent-style-name="Standard">
      <style:text-properties fo:font-weight="bold" officeooo:rsid="0019f892" officeooo:paragraph-rsid="0047d481" style:font-weight-asian="bold" style:font-weight-complex="bold"/>
    </style:style>
    <style:style style:name="P95" style:family="paragraph" style:parent-style-name="Standard">
      <style:text-properties fo:font-weight="bold" officeooo:rsid="002cf2bc" officeooo:paragraph-rsid="005118ea" style:font-weight-asian="bold" style:font-weight-complex="bold"/>
    </style:style>
    <style:style style:name="P96" style:family="paragraph" style:parent-style-name="Standard">
      <style:text-properties fo:font-weight="bold" officeooo:rsid="00209f42" officeooo:paragraph-rsid="005118ea" style:font-weight-asian="bold" style:font-weight-complex="bold"/>
    </style:style>
    <style:style style:name="P97" style:family="paragraph" style:parent-style-name="Standard">
      <style:text-properties fo:font-weight="bold" officeooo:rsid="001dec4a" officeooo:paragraph-rsid="005118ea" style:font-weight-asian="bold" style:font-weight-complex="bold"/>
    </style:style>
    <style:style style:name="P98" style:family="paragraph" style:parent-style-name="Standard">
      <style:text-properties fo:font-weight="bold" officeooo:rsid="00235b4e" officeooo:paragraph-rsid="005118ea" style:font-weight-asian="bold" style:font-weight-complex="bold"/>
    </style:style>
    <style:style style:name="P99" style:family="paragraph" style:parent-style-name="Standard">
      <style:text-properties fo:font-weight="bold" officeooo:rsid="00277598" officeooo:paragraph-rsid="005118ea" style:font-weight-asian="bold" style:font-weight-complex="bold"/>
    </style:style>
    <style:style style:name="P100" style:family="paragraph" style:parent-style-name="Standard">
      <style:text-properties fo:font-weight="bold" officeooo:rsid="002b5728" officeooo:paragraph-rsid="005118ea" style:font-weight-asian="bold" style:font-weight-complex="bold"/>
    </style:style>
    <style:style style:name="P101" style:family="paragraph" style:parent-style-name="Standard">
      <style:text-properties officeooo:paragraph-rsid="0019f892"/>
    </style:style>
    <style:style style:name="P102" style:family="paragraph" style:parent-style-name="Standard">
      <style:text-properties officeooo:paragraph-rsid="00441b5e"/>
    </style:style>
    <style:style style:name="P103" style:family="paragraph" style:parent-style-name="Standard">
      <style:text-properties officeooo:paragraph-rsid="0047d481"/>
    </style:style>
    <style:style style:name="P104" style:family="paragraph" style:parent-style-name="Standard">
      <style:text-properties officeooo:rsid="0018478f" officeooo:paragraph-rsid="0018478f"/>
    </style:style>
    <style:style style:name="P105" style:family="paragraph" style:parent-style-name="Standard">
      <style:text-properties officeooo:rsid="0018478f" officeooo:paragraph-rsid="005118ea"/>
    </style:style>
    <style:style style:name="P106" style:family="paragraph" style:parent-style-name="Standard">
      <style:text-properties fo:font-size="28pt" officeooo:paragraph-rsid="005118ea" style:font-size-asian="28pt" style:font-size-complex="28pt"/>
    </style:style>
    <style:style style:name="P107" style:family="paragraph" style:parent-style-name="Standard">
      <style:text-properties officeooo:rsid="002cf2bc" officeooo:paragraph-rsid="005118ea"/>
    </style:style>
    <style:style style:name="P108" style:family="paragraph" style:parent-style-name="Standard">
      <style:text-properties officeooo:rsid="001be205" officeooo:paragraph-rsid="005118ea"/>
    </style:style>
    <style:style style:name="P109" style:family="paragraph" style:parent-style-name="Standard">
      <style:text-properties officeooo:rsid="001e928e" officeooo:paragraph-rsid="005118ea"/>
    </style:style>
    <style:style style:name="P110" style:family="paragraph" style:parent-style-name="Standard">
      <style:text-properties officeooo:rsid="00229af6" officeooo:paragraph-rsid="005118ea"/>
    </style:style>
    <style:style style:name="P111" style:family="paragraph" style:parent-style-name="Standard">
      <style:text-properties officeooo:rsid="00209f42" officeooo:paragraph-rsid="005118ea"/>
    </style:style>
    <style:style style:name="P112" style:family="paragraph" style:parent-style-name="Standard">
      <style:text-properties officeooo:rsid="001dec4a" officeooo:paragraph-rsid="005118ea"/>
    </style:style>
    <style:style style:name="P113" style:family="paragraph" style:parent-style-name="Standard">
      <style:text-properties officeooo:rsid="00235b4e" officeooo:paragraph-rsid="005118ea"/>
    </style:style>
    <style:style style:name="P114" style:family="paragraph" style:parent-style-name="Standard">
      <style:text-properties officeooo:rsid="0025cf88" officeooo:paragraph-rsid="005118ea"/>
    </style:style>
    <style:style style:name="P115" style:family="paragraph" style:parent-style-name="Standard">
      <style:text-properties officeooo:rsid="00277598" officeooo:paragraph-rsid="005118ea"/>
    </style:style>
    <style:style style:name="P116" style:family="paragraph" style:parent-style-name="Standard">
      <style:text-properties officeooo:rsid="002b5728" officeooo:paragraph-rsid="005118ea"/>
    </style:style>
    <style:style style:name="P117" style:family="paragraph" style:parent-style-name="Standard">
      <style:text-properties officeooo:rsid="00348cfe" officeooo:paragraph-rsid="005118ea"/>
    </style:style>
    <style:style style:name="P118" style:family="paragraph" style:parent-style-name="Standard">
      <style:text-properties officeooo:rsid="0034ceb7" officeooo:paragraph-rsid="005118ea"/>
    </style:style>
    <style:style style:name="P119" style:family="paragraph" style:parent-style-name="Standard">
      <style:text-properties officeooo:rsid="00344c35" officeooo:paragraph-rsid="005118ea"/>
    </style:style>
    <style:style style:name="P120" style:family="paragraph" style:parent-style-name="Standard">
      <style:text-properties officeooo:rsid="00361eed" officeooo:paragraph-rsid="005118ea"/>
    </style:style>
    <style:style style:name="P121" style:family="paragraph" style:parent-style-name="Standard">
      <style:text-properties officeooo:rsid="00382cf5" officeooo:paragraph-rsid="005118ea"/>
    </style:style>
    <style:style style:name="P122" style:family="paragraph" style:parent-style-name="Standard">
      <style:text-properties fo:font-size="12pt" fo:font-weight="bold" officeooo:rsid="003c086c" officeooo:paragraph-rsid="005118ea" style:font-size-asian="10.5pt" style:font-weight-asian="bold" style:font-size-complex="12pt" style:font-weight-complex="bold"/>
    </style:style>
    <style:style style:name="P123" style:family="paragraph" style:parent-style-name="Standard">
      <style:text-properties officeooo:paragraph-rsid="005118ea"/>
    </style:style>
    <style:style style:name="P124" style:family="paragraph" style:parent-style-name="Standard">
      <style:paragraph-properties fo:break-before="page"/>
      <style:text-properties fo:font-size="18pt" fo:font-weight="bold" officeooo:rsid="003c086c" officeooo:paragraph-rsid="003c086c" style:font-size-asian="18pt" style:font-weight-asian="bold" style:font-size-complex="18pt" style:font-weight-complex="bold"/>
    </style:style>
    <style:style style:name="P125" style:family="paragraph" style:parent-style-name="Standard">
      <style:paragraph-properties fo:break-before="page"/>
      <style:text-properties fo:font-size="18pt" fo:font-weight="bold" officeooo:rsid="003c086c" officeooo:paragraph-rsid="004c6c98" style:font-size-asian="18pt" style:font-weight-asian="bold" style:font-size-complex="18pt" style:font-weight-complex="bold"/>
    </style:style>
    <style:style style:name="P126" style:family="paragraph" style:parent-style-name="Standard">
      <style:paragraph-properties fo:break-before="page"/>
      <style:text-properties fo:font-size="18pt" fo:font-weight="bold" officeooo:rsid="003c086c" officeooo:paragraph-rsid="004d8260" style:font-size-asian="18pt" style:font-weight-asian="bold" style:font-size-complex="18pt" style:font-weight-complex="bold"/>
    </style:style>
    <style:style style:name="P127" style:family="paragraph" style:parent-style-name="Standard">
      <style:paragraph-properties fo:break-before="page"/>
      <style:text-properties fo:font-size="28pt" officeooo:paragraph-rsid="005118ea" style:font-size-asian="28pt" style:font-size-complex="28pt"/>
    </style:style>
    <style:style style:name="P128" style:family="paragraph" style:parent-style-name="Standard">
      <style:paragraph-properties fo:break-before="page"/>
      <style:text-properties fo:font-size="12pt" fo:font-weight="bold" officeooo:rsid="003c086c" officeooo:paragraph-rsid="005118ea" style:font-size-asian="10.5pt" style:font-weight-asian="bold" style:font-size-complex="12pt" style:font-weight-complex="bold"/>
    </style:style>
    <style:style style:name="P129" style:family="paragraph" style:parent-style-name="Contents_20_Heading">
      <style:paragraph-properties fo:break-before="page"/>
      <style:text-properties officeooo:paragraph-rsid="005118ea"/>
    </style:style>
    <style:style style:name="P130" style:family="paragraph" style:parent-style-name="Contents_20_2">
      <style:paragraph-properties>
        <style:tab-stops>
          <style:tab-stop style:position="6.4965in" style:type="right" style:leader-style="dotted" style:leader-text="."/>
        </style:tab-stops>
      </style:paragraph-properties>
      <style:text-properties officeooo:paragraph-rsid="005118ea"/>
    </style:style>
    <style:style style:name="P131" style:family="paragraph" style:parent-style-name="Contents_20_1">
      <style:paragraph-properties>
        <style:tab-stops>
          <style:tab-stop style:position="6.6929in" style:type="right" style:leader-style="dotted" style:leader-text="."/>
        </style:tab-stops>
      </style:paragraph-properties>
      <style:text-properties officeooo:paragraph-rsid="005118ea"/>
    </style:style>
    <style:style style:name="P132" style:family="paragraph" style:parent-style-name="Heading_20_2">
      <style:text-properties officeooo:paragraph-rsid="005118ea"/>
    </style:style>
    <style:style style:name="P133" style:family="paragraph" style:parent-style-name="Heading_20_1">
      <style:paragraph-properties fo:break-before="page"/>
      <style:text-properties officeooo:paragraph-rsid="005118ea"/>
    </style:style>
    <style:style style:name="T1" style:family="text">
      <style:text-properties officeooo:rsid="0019f892"/>
    </style:style>
    <style:style style:name="T2" style:family="text">
      <style:text-properties officeooo:rsid="001be205"/>
    </style:style>
    <style:style style:name="T3" style:family="text">
      <style:text-properties officeooo:rsid="001d7616"/>
    </style:style>
    <style:style style:name="T4" style:family="text">
      <style:text-properties officeooo:rsid="001e928e"/>
    </style:style>
    <style:style style:name="T5" style:family="text">
      <style:text-properties officeooo:rsid="0020385d"/>
    </style:style>
    <style:style style:name="T6" style:family="text">
      <style:text-properties officeooo:rsid="00209f42"/>
    </style:style>
    <style:style style:name="T7" style:family="text">
      <style:text-properties officeooo:rsid="00229af6"/>
    </style:style>
    <style:style style:name="T8" style:family="text">
      <style:text-properties officeooo:rsid="00235b4e"/>
    </style:style>
    <style:style style:name="T9" style:family="text">
      <style:text-properties officeooo:rsid="00247729"/>
    </style:style>
    <style:style style:name="T10" style:family="text">
      <style:text-properties officeooo:rsid="00277598"/>
    </style:style>
    <style:style style:name="T11" style:family="text">
      <style:text-properties officeooo:rsid="0028c31d"/>
    </style:style>
    <style:style style:name="T12" style:family="text">
      <style:text-properties officeooo:rsid="0028eba8"/>
    </style:style>
    <style:style style:name="T13" style:family="text">
      <style:text-properties officeooo:rsid="0029df13"/>
    </style:style>
    <style:style style:name="T14" style:family="text">
      <style:text-properties officeooo:rsid="002b40e7"/>
    </style:style>
    <style:style style:name="T15" style:family="text">
      <style:text-properties officeooo:rsid="002b5728"/>
    </style:style>
    <style:style style:name="T16" style:family="text">
      <style:text-properties officeooo:rsid="002cf2bc"/>
    </style:style>
    <style:style style:name="T17" style:family="text">
      <style:text-properties officeooo:rsid="00344c35"/>
    </style:style>
    <style:style style:name="T18" style:family="text">
      <style:text-properties officeooo:rsid="00348cfe"/>
    </style:style>
    <style:style style:name="T19" style:family="text">
      <style:text-properties officeooo:rsid="0034ceb7"/>
    </style:style>
    <style:style style:name="T20" style:family="text">
      <style:text-properties officeooo:rsid="00361eed"/>
    </style:style>
    <style:style style:name="T21" style:family="text">
      <style:text-properties officeooo:rsid="0036f20a"/>
    </style:style>
    <style:style style:name="T22" style:family="text">
      <style:text-properties officeooo:rsid="00382cf5"/>
    </style:style>
    <style:style style:name="T23" style:family="text">
      <style:text-properties officeooo:rsid="0039c779"/>
    </style:style>
    <style:style style:name="T24" style:family="text">
      <style:text-properties officeooo:rsid="003a63b1"/>
    </style:style>
    <style:style style:name="T25" style:family="text">
      <style:text-properties fo:font-weight="bold" style:font-weight-asian="bold" style:font-weight-complex="bold"/>
    </style:style>
    <style:style style:name="T26" style:family="text">
      <style:text-properties fo:font-weight="bold" officeooo:rsid="0039c779" style:font-weight-asian="bold" style:font-weight-complex="bold"/>
    </style:style>
    <style:style style:name="T27" style:family="text">
      <style:text-properties fo:font-weight="bold" officeooo:rsid="003c086c" style:font-weight-asian="bold" style:font-weight-complex="bold"/>
    </style:style>
    <style:style style:name="T28" style:family="text">
      <style:text-properties fo:font-weight="bold" officeooo:rsid="0019f892" style:font-weight-asian="bold" style:font-weight-complex="bold"/>
    </style:style>
    <style:style style:name="T29" style:family="text">
      <style:text-properties officeooo:rsid="003af0e0"/>
    </style:style>
    <style:style style:name="T30" style:family="text">
      <style:text-properties officeooo:rsid="003bc978"/>
    </style:style>
    <style:style style:name="T31" style:family="text">
      <style:text-properties officeooo:rsid="003c086c"/>
    </style:style>
    <style:style style:name="T32" style:family="text">
      <style:text-properties fo:font-weight="normal" officeooo:rsid="003c086c" style:font-weight-asian="normal" style:font-weight-complex="normal"/>
    </style:style>
    <style:style style:name="T33" style:family="text">
      <style:text-properties fo:font-weight="normal" officeooo:rsid="00476945" style:font-weight-asian="normal" style:font-weight-complex="normal"/>
    </style:style>
    <style:style style:name="T34" style:family="text">
      <style:text-properties fo:font-weight="normal" officeooo:rsid="0047d481" style:font-weight-asian="normal" style:font-weight-complex="normal"/>
    </style:style>
    <style:style style:name="T35" style:family="text">
      <style:text-properties fo:font-weight="normal" officeooo:rsid="004aa835" style:font-weight-asian="normal" style:font-weight-complex="normal"/>
    </style:style>
    <style:style style:name="T36" style:family="text">
      <style:text-properties officeooo:rsid="003fcf7f"/>
    </style:style>
    <style:style style:name="T37" style:family="text">
      <style:text-properties officeooo:rsid="0041be2d"/>
    </style:style>
    <style:style style:name="T38" style:family="text">
      <style:text-properties officeooo:rsid="0042110d"/>
    </style:style>
    <style:style style:name="T39" style:family="text">
      <style:text-properties officeooo:rsid="0042cfd6"/>
    </style:style>
    <style:style style:name="T40" style:family="text">
      <style:text-properties officeooo:rsid="00441b5e"/>
    </style:style>
    <style:style style:name="T41" style:family="text">
      <style:text-properties officeooo:rsid="0044ee94"/>
    </style:style>
    <style:style style:name="T42" style:family="text">
      <style:text-properties officeooo:rsid="00454f0c"/>
    </style:style>
    <style:style style:name="T43" style:family="text">
      <style:text-properties officeooo:rsid="0046e0e0"/>
    </style:style>
    <style:style style:name="T44" style:family="text">
      <style:text-properties officeooo:rsid="0047d481"/>
    </style:style>
    <style:style style:name="T45" style:family="text">
      <style:text-properties officeooo:rsid="004aa835"/>
    </style:style>
    <style:style style:name="T46" style:family="text">
      <style:text-properties officeooo:rsid="004c6c98"/>
    </style:style>
    <style:style style:name="T47" style:family="text">
      <style:text-properties officeooo:rsid="004d8260"/>
    </style:style>
    <style:style style:name="T48" style:family="text">
      <style:text-properties officeooo:rsid="004f57cc"/>
    </style:style>
    <style:style style:name="T49" style:family="text">
      <style:text-properties officeooo:rsid="001a9675"/>
    </style:style>
    <style:style style:name="T50" style:family="text">
      <style:text-properties officeooo:rsid="00192893"/>
    </style:style>
    <style:style style:name="T51" style:family="text">
      <style:text-properties officeooo:rsid="005142e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he First Realm</text:span></text:p>
      <text:p text:style-name="P70"><text:span text:style-name="T16">A Pathfinder Campaign Setting </text:span><text:span text:style-name="T51">(GM Version)</text:span></text:p>
      <text:p text:style-name="P65"/>
      <text:p text:style-name="P65">“There are no gods; only those who have become lost in their power.”</text:p>
      <text:p text:style-name="P107"><text:tab/>- Horai</text:p>
      <text:p text:style-name="P105"/>
      <text:p text:style-name="P105"/>
      <text:p text:style-name="P105"/>
      <text:p text:style-name="P9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1"><text:a xlink:type="simple" xlink:href="#__RefHeading__2136_964636987" text:style-name="Index_20_Link" text:visited-style-name="Index_20_Link">The First Realm – A Brief Introduction<text:tab/>3</text:a></text:p>
          <text:p text:style-name="P131"><text:a xlink:type="simple" xlink:href="#__RefHeading__2138_964636987" text:style-name="Index_20_Link" text:visited-style-name="Index_20_Link">The Ages of the First Realm<text:tab/>5</text:a></text:p>
          <text:p text:style-name="P130"><text:a xlink:type="simple" xlink:href="#__RefHeading__2140_964636987" text:style-name="Index_20_Link" text:visited-style-name="Index_20_Link">The Ethereal Age<text:tab/>5</text:a></text:p>
          <text:p text:style-name="P130"><text:a xlink:type="simple" xlink:href="#__RefHeading__2142_964636987" text:style-name="Index_20_Link" text:visited-style-name="Index_20_Link">The Desiccated Age<text:tab/>6</text:a></text:p>
          <text:p text:style-name="P130"><text:a xlink:type="simple" xlink:href="#__RefHeading__2144_964636987" text:style-name="Index_20_Link" text:visited-style-name="Index_20_Link">The Illian Age<text:tab/>8</text:a></text:p>
          <text:p text:style-name="P130"><text:a xlink:type="simple" xlink:href="#__RefHeading__2146_964636987" text:style-name="Index_20_Link" text:visited-style-name="Index_20_Link">The Age of Order<text:tab/>8</text:a></text:p>
          <text:p text:style-name="P131"><text:a xlink:type="simple" xlink:href="#__RefHeading__2148_964636987" text:style-name="Index_20_Link" text:visited-style-name="Index_20_Link">The Lands and People of the First Realm<text:tab/>9</text:a></text:p>
          <text:p text:style-name="P130"><text:a xlink:type="simple" xlink:href="#__RefHeading__2150_964636987" text:style-name="Index_20_Link" text:visited-style-name="Index_20_Link">Illia<text:tab/>9</text:a></text:p>
          <text:p text:style-name="P130"><text:a xlink:type="simple" xlink:href="#__RefHeading__2152_964636987" text:style-name="Index_20_Link" text:visited-style-name="Index_20_Link">Urel<text:tab/>10</text:a></text:p>
          <text:p text:style-name="P130"><text:a xlink:type="simple" xlink:href="#__RefHeading__2154_964636987" text:style-name="Index_20_Link" text:visited-style-name="Index_20_Link">Fiole: The Northern Lands<text:tab/>11</text:a></text:p>
          <text:p text:style-name="P130"><text:a xlink:type="simple" xlink:href="#__RefHeading__2156_964636987" text:style-name="Index_20_Link" text:visited-style-name="Index_20_Link">Fiole: The Southern Lands<text:tab/>11</text:a></text:p>
          <text:p text:style-name="P130"><text:a xlink:type="simple" xlink:href="#__RefHeading__2158_964636987" text:style-name="Index_20_Link" text:visited-style-name="Index_20_Link">Fiole: The Western Lands<text:tab/>12</text:a></text:p>
          <text:p text:style-name="P130"><text:a xlink:type="simple" xlink:href="#__RefHeading__2160_964636987" text:style-name="Index_20_Link" text:visited-style-name="Index_20_Link">Fiole: The Eastern Lands<text:tab/>13</text:a></text:p>
          <text:p text:style-name="P130"><text:a xlink:type="simple" xlink:href="#__RefHeading__2162_964636987" text:style-name="Index_20_Link" text:visited-style-name="Index_20_Link">Fiole: The Central Tundra<text:tab/>14</text:a></text:p>
          <text:p text:style-name="P131"><text:a xlink:type="simple" xlink:href="#__RefHeading__2164_964636987" text:style-name="Index_20_Link" text:visited-style-name="Index_20_Link">The Technologies of the First Realm<text:tab/>15</text:a></text:p>
          <text:p text:style-name="P131"><text:a xlink:type="simple" xlink:href="#__RefHeading__2166_964636987" text:style-name="Index_20_Link" text:visited-style-name="Index_20_Link">The Magics of the Modern Age<text:tab/>16</text:a></text:p>
        </text:index-body>
      </text:table-of-content>
      <text:p text:style-name="P73"/>
      <text:h text:style-name="P133" text:outline-level="1"><text:bookmark-start text:name="__RefHeading__2136_964636987"/>The First Realm –<text:span text:style-name="T49"> A Brief Introduction</text:span><text:bookmark-end text:name="__RefHeading__2136_964636987"/></text:h>
      <text:p text:style-name="P108"/>
      <text:p text:style-name="P123"><text:span text:style-name="T2">The </text:span><text:span text:style-name="T3">first realm is a small ocean dominated world consisting of three continents: Fiole, Urel and Illia.</text:span></text:p>
      <text:p text:style-name="P105"/>
      <text:p text:style-name="P105"/>
      <text:p text:style-name="P96">Fiole – The Resting Giant</text:p>
      <text:p text:style-name="P105"/>
      <text:p text:style-name="P123"><text:span text:style-name="T4">Fiole is the largest, </text:span><text:span text:style-name="T6">most stable </text:span><text:span text:style-name="T4">of the three continents, </text:span><text:span text:style-name="T6">dominating </text:span><text:span text:style-name="T4">the southern hemisphere with its presence. It is home to all of the lesser races </text:span><text:span text:style-name="T6">as well as </text:span><text:span text:style-name="T4">one of the Vanquished Gates. </text:span><text:span text:style-name="T5">Due to the shear size of the land, Fiole contains almost every weather pattern that exists in the first realm making it as diverse as, if not more than those who inhabit it. </text:span><text:span text:style-name="T6">Because of its size, </text:span><text:span text:style-name="T7">the Ether in and around Fiole</text:span><text:span text:style-name="T6"> has found </text:span><text:span text:style-name="T7">a </text:span><text:span text:style-name="T6">stable balance, making Fiole an ideal cradle for </text:span><text:span text:style-name="T7">both magical and </text:span><text:span text:style-name="T6">non-magical civilization</text:span><text:span text:style-name="T7">s</text:span><text:span text:style-name="T6">.</text:span></text:p>
      <text:p text:style-name="P109"/>
      <text:p text:style-name="P109"/>
      <text:p text:style-name="P96">Urel – The Great Desert</text:p>
      <text:p text:style-name="P109"/>
      <text:p text:style-name="P123"><text:span text:style-name="T4">Urel is the second in size and exists at the very top of the world </text:span><text:span text:style-name="T5">up</text:span><text:span text:style-name="T4">on the northern </text:span><text:span text:style-name="T5">magnetic </text:span><text:span text:style-name="T4">pole. Only the </text:span><text:span text:style-name="T7">Horai</text:span><text:span text:style-name="T4"> call this land home due to its hostility towards </text:span><text:span text:style-name="T14">non-magical </text:span><text:span text:style-name="T4">life. </text:span><text:span text:style-name="T8">If it were not for the mastery of magic that exists with in </text:span><text:span text:style-name="T14">Horai</text:span><text:span text:style-name="T8"> culture, even they would struggle to find providence on Urel. As is common saying amon</text:span><text:span text:style-name="T14">g</text:span><text:span text:style-name="T8">st inhabitants, “It is not the desert that kills – it is one’s ignorance of the Ether.”</text:span></text:p>
      <text:p text:style-name="P109"/>
      <text:p text:style-name="P123"><text:span text:style-name="T5">This hostility stems from the fact that two of the Vanquished Gates exist </text:span><text:span text:style-name="T8">in Urel</text:span><text:span text:style-name="T5"> </text:span><text:span text:style-name="T6">within close proximity. </text:span><text:span text:style-name="T8">The threads of magic that often stream from each gate collide to create a</text:span><text:span text:style-name="T6"> flux within the Ether over Urel called the Eye of Hurran. This ever present storm of magical energy </text:span><text:span text:style-name="T8">often </text:span><text:span text:style-name="T6">rends land, mars the sky and leaves Urel in a barren, desert like state. </text:span><text:span text:style-name="T8">The only safe haven in Urel are the </text:span><text:span text:style-name="T6">fringe territories that make up its coastal lands.</text:span></text:p>
      <text:p text:style-name="P105"/>
      <text:p text:style-name="P105"/>
      <text:p text:style-name="P96">Illia – The Uplifted Lands</text:p>
      <text:p text:style-name="P105"/>
      <text:p text:style-name="P123"><text:span text:style-name="T6">Illia is the smallest of the three continents and perhaps one of the most unique. Home to the fourth and last Vanquished Gate, Illia once existed as part of northern Fiole. Illia’s features are marked with snow capped mountainous peaks and deep, verdant valleys. Amongst these drastic features sit many towns, some carved into the mountain side while others hang above valleys by force of magic and the ingenuity of Illia’s inhabitants. <text:s/>During the </text:span><text:span text:style-name="T9">end of the first</text:span><text:span text:style-name="T6"> age, the last of the Ethereals gathered at the Vanquished Gate of Illia and </text:span><text:span text:style-name="T7">in a ritual only sparsely documented by Illian historians, raised the land from the face of the first realm. There it remains, floating above the ocean </text:span><text:span text:style-name="T42">and land </text:span><text:span text:style-name="T7">it was once home to.</text:span></text:p>
      <text:p text:style-name="P110"/>
      <text:p text:style-name="P110">In the <text:span text:style-name="T43">third</text:span> age, the Illians bound the continent to its mother, Fiole, by crafting chains etched in magical schematics. These intricate schematics took <text:span text:style-name="T43">an estimated one thousand </text:span>years to complete, the result being a pair of tethers <text:span text:style-name="T43">clinging </text:span>to the northern reaches of Fiole. <text:span text:style-name="T43">By these tethers, the races of Fiole and Illia once again engaged in trade and the exchange of ideas, magic, learning and ultimately culture.</text:span></text:p>
      <text:p text:style-name="P111"/>
      <text:p text:style-name="P105"/>
      <text:p text:style-name="P97">The Vanquished Gates</text:p>
      <text:p text:style-name="P112"/>
      <text:p text:style-name="P113"><text:soft-page-break/>During the first age, the Ethereals formulated vast magical schematics in an unyielding effort to understand that nature of the Ether itself. The grandest achievement of the understanding wrought from this magical experimentation stand as four monoliths made of black obsidian stone. These monoliths are encircled by intricately carved rings of white and gray stone that rest upon the foundation. Both the monolith and its rings sit upon a massive gray granite slab of stone unyielding to the passage of time.</text:p>
      <text:p text:style-name="P113"/>
      <text:p text:style-name="P113">These awe inspiring structures are known as the Vanquished Gates and stand as one of few remaining testaments to the power and understanding the Ethereals wielded.</text:p>
      <text:p text:style-name="P113"/>
      <text:p text:style-name="P113">Magic hums in the air around the Vanquished Gates but the structures themselves remain inert. This effect comes from the focusing effect the rings provide, however, without activation of the schematics written into the surface of the monolith, the gates only serve as focal points for the Ether.</text:p>
      <text:p text:style-name="P113"/>
      <text:p text:style-name="P113">Historical records reveal that the completion of the gates occurred during the end of the first age. These ancient scrolls and tablets are housed within the largest cities of Fiole. Some are still available to scholars but most are guarded with an ever present vigil.</text:p>
      <text:p text:style-name="P113"/>
      <text:p text:style-name="P113"/>
      <text:p text:style-name="P98">Knowledge, History: DC 10</text:p>
      <text:p text:style-name="P113"/>
      <text:p text:style-name="P114">From the books of history in western Illia:</text:p>
      <text:p text:style-name="P113"/>
      <text:p text:style-name="P113">“The Ethereals, upon completing the gates, activated each in sequence. It was a grand sight to witness. It was as if the realm itself heaved and yielded to the command of the Ethereals. I stood in awe as the sky came down upon us in a crashing that frayed the Ether and left us without any ability to manipulate it. When I turned to view the aftermath from the peak of Hosen, the Ethereals were gone and all that remained of their greatness were the gates.”</text:p>
      <text:p text:style-name="P113"/>
      <text:p text:style-name="P114">- Maru, Scholar of So</text:p>
      <text:p text:style-name="P113"/>
      <text:p text:style-name="P65"/>
      <text:p text:style-name="P69"><text:span text:style-name="T44"/></text:p>
      <text:h text:style-name="P133" text:outline-level="1"><text:bookmark-start text:name="__RefHeading__2138_964636987"/><text:span text:style-name="T44">The </text:span><text:span text:style-name="T46">Ages of the First Realm</text:span><text:bookmark-end text:name="__RefHeading__2138_964636987"/></text:h>
      <text:p text:style-name="P69"><text:span text:style-name="T44"/></text:p>
      <text:list xml:id="list1971935848527178656" text:style-name="L1">
        <text:list-item>
          <text:p text:style-name="P63">The Ethereal Age <text:span text:style-name="T2">(0 – 8,200 </text:span><text:span text:style-name="T34">years </text:span><text:span text:style-name="T39">pre-collapse</text:span><text:span text:style-name="T2">)</text:span></text:p>
        </text:list-item>
        <text:list-item>
          <text:p text:style-name="P63">The Desiccated Age <text:span text:style-name="T33">(0 – 1,253 </text:span><text:span text:style-name="T34">years </text:span><text:span text:style-name="T33">after-collapse)</text:span></text:p>
        </text:list-item>
        <text:list-item>
          <text:p text:style-name="P63">The Illian Age <text:span text:style-name="T33">(1,254 – 1,931 </text:span><text:span text:style-name="T34">years </text:span><text:span text:style-name="T33">after-collapse)</text:span></text:p>
        </text:list-item>
        <text:list-item>
          <text:p text:style-name="P63">The Age of Order <text:span text:style-name="T33">(1,</text:span><text:span text:style-name="T35">932</text:span><text:span text:style-name="T33"> – </text:span><text:span text:style-name="T35">Now at 2,103</text:span><text:span text:style-name="T33"> </text:span><text:span text:style-name="T34">years </text:span><text:span text:style-name="T33">after-collapse)</text:span></text:p>
        </text:list-item>
      </text:list>
      <text:p text:style-name="P105"/>
      <text:p text:style-name="P105"/>
      <text:h text:style-name="P132" text:outline-level="2"><text:bookmark-start text:name="__RefHeading__2140_964636987"/><text:span text:style-name="T28">The Ethereal Age</text:span><text:bookmark-end text:name="__RefHeading__2140_964636987"/></text:h>
      <text:p text:style-name="P123"><text:span text:style-name="T1"><text:line-break/></text:span><text:span text:style-name="T2">The ethereal age is named so because of the great proliferation of magic that existed and for the race of magical beings that </text:span><text:span text:style-name="T12">created and </text:span><text:span text:style-name="T2">wielded it: Ethereals. </text:span><text:span text:style-name="T12">Fiolian h</text:span><text:span text:style-name="T2">istorical records reach back into this age only 2,000 years or so due to the volatility that existed during it. The records that do exist </text:span><text:span text:style-name="T12">beyond this time </text:span><text:span text:style-name="T2">have either been lost or locked away safely within massive, magically secure vaults </text:span><text:span text:style-name="T12">that dot Urel and Illia</text:span><text:span text:style-name="T2">.</text:span></text:p>
      <text:p text:style-name="P123"><text:span text:style-name="T2"/></text:p>
      <text:p text:style-name="P123"><text:span text:style-name="T40">Despite the scarcity of written history from this age, the age itself is dated by a single document sealed away in the deepest sanctuary of Illia. Written in the runes of the Ethereals, a tablet of stone exists with Illian annotations carved into it to date it. This tablet, aptly called the precursor, was recovered by the first tribes of Illia after the ground under them had been lifted by magics incomprehensible.</text:span></text:p>
      <text:p text:style-name="P108"/>
      <text:p text:style-name="P123"><text:span text:style-name="T2">In the ethereal age, the lands of the first realm existed in a state of turmoil and constant change </text:span><text:span text:style-name="T12">brought on by the Ethereals</text:span><text:span text:style-name="T2">. </text:span><text:span text:style-name="T12">These beings </text:span><text:span text:style-name="T2">thrived and walked the lands freely, </text:span><text:span text:style-name="T12">born of the Ether itself</text:span><text:span text:style-name="T2">. </text:span><text:span text:style-name="T12">Being magical in nature, Ethereals </text:span><text:span text:style-name="T2">could weave complex and incomprehensible patterns into the </text:span><text:span text:style-name="T12">E</text:span><text:span text:style-name="T2">ther such that even time itself would </text:span><text:span text:style-name="T12">eventually </text:span><text:span text:style-name="T2">bend to their will.</text:span></text:p>
      <text:p text:style-name="P108"/>
      <text:p text:style-name="P108">During this age, the lesser races were treated to a mortal life wrought with fear, danger and chaos. The Ethereals would spend years wringing the lands through trails for their own understanding, completely ignorant to the plight of those eking out what existence they could. It was this volatile nature that gave rise to the nomadic tendencies of the lesser races – some of which still tug at the hearts of many in more modern days.</text:p>
      <text:p text:style-name="P108"/>
      <text:p text:style-name="P123"><text:span text:style-name="T2">Magic </text:span><text:span text:style-name="T12">as it is known in modern times </text:span><text:span text:style-name="T2">was not native to the first realm. </text:span><text:span text:style-name="T10">While the Ether has always existed, its presence was weak during the </text:span><text:span text:style-name="T12">early years of the </text:span><text:span text:style-name="T10">first age until the advent of the first Ethereal trials </text:span><text:span text:style-name="T12">roughly 1,000 years in</text:span><text:span text:style-name="T10">. </text:span><text:span text:style-name="T11">Through these vastly complex experiments, the Ethereals </text:span><text:span text:style-name="T40">sought to </text:span><text:span text:style-name="T11">strengthen the Ether </text:span><text:span text:style-name="T12">of the first realm </text:span><text:span text:style-name="T40">for their use</text:span><text:span text:style-name="T11">. </text:span><text:span text:style-name="T12">With enough understanding </text:span><text:span text:style-name="T40">wrought of these experiments</text:span><text:span text:style-name="T12">, the Ethereals </text:span><text:span text:style-name="T11">brought magic to the first realm in such force that even the lesser races could wield and manipulate it.</text:span></text:p>
      <text:p text:style-name="P115"/>
      <text:p text:style-name="P123"><text:span text:style-name="T2">The </text:span><text:span text:style-name="T12">E</text:span><text:span text:style-name="T2">ther </text:span><text:span text:style-name="T12">during this later years of this age</text:span><text:span text:style-name="T2"> had so much potential that even a misspoken word could evoke drastic magical effects. </text:span></text:p>
      <text:p text:style-name="P108"/>
      <text:p text:style-name="P89">Despite the chaos of the first age, the lesser races forged civilizations built upon schematics of magic far more simple than those of the Ethereals <text:span text:style-name="T40">and thrived</text:span>. By mastering what little they could, the mortal <text:soft-page-break/>inhabitants of the first realm were able to protect themselves from many a wayward experiment, ensuring their survival even in the most fierce of magical wastes.</text:p>
      <text:p text:style-name="P108"/>
      <text:p text:style-name="P108"/>
      <text:p text:style-name="P99">Knowledge History: DC 20</text:p>
      <text:p text:style-name="P65"/>
      <text:p text:style-name="P123"><text:span text:style-name="T10">The Ethereal trials were precursors to the Vanquished Gates. They are sites of intense magical focus, enforced by schematics </text:span><text:span text:style-name="T11">either erected like the gates or </text:span><text:span text:style-name="T10">carved into the land </text:span><text:span text:style-name="T11">directly</text:span><text:span text:style-name="T10">. </text:span><text:span text:style-name="T11">Many of </text:span><text:span text:style-name="T10">sites are only visible in their entirety from </text:span><text:span text:style-name="T11">high </text:span><text:span text:style-name="T10">altitude</text:span><text:span text:style-name="T11">s</text:span><text:span text:style-name="T10">.</text:span></text:p>
      <text:p text:style-name="P115"/>
      <text:p text:style-name="P123"><text:span text:style-name="T10">There are no records as to how many of these </text:span><text:span text:style-name="T11">sites </text:span><text:span text:style-name="T10">exist but recent efforts in historical research and investigation reveal there to be at least seven</text:span><text:span text:style-name="T11">teen</text:span><text:span text:style-name="T10"> such sites. In later ages, these sites became places of worship, magical practice and ritual. Whether those preforming these acts were aware of the significance of the land that they drew their power from is unknown.</text:span></text:p>
      <text:p text:style-name="P65"/>
      <text:p text:style-name="P65"/>
      <text:h text:style-name="P132" text:outline-level="2"><text:bookmark-start text:name="__RefHeading__2142_964636987"/>The Desiccated Age<text:bookmark-end text:name="__RefHeading__2142_964636987"/></text:h>
      <text:p text:style-name="P65"/>
      <text:p text:style-name="P89">As the last years of the ethereal age passed, the final experiment erected by the Ethereals was executed. The great focal points of magic they had forged, known now as the Vanquished Gates, darkened the sky the realm around and brought with it the collapse of magic. While there exist no records that explain why the Ethereals left the first realm, the effect of their departure was a weakening in the Ether great enough to leave the lesser races defenseless against the magically fractured nature around them.</text:p>
      <text:p text:style-name="P89"/>
      <text:p text:style-name="P89"><text:span text:style-name="T36">The collapse began with the night sky losing its stars – the two moons of the first realm soon following. Days passed without a hint of light shining from the sky save for the bright spires of magical energy pouring out from the monoliths of the Vanquished Gates. </text:span><text:span text:style-name="T37">Many of the lesser races gathered around the gates, reaching out to the Ethereals however they could. Their cries for the return of the sun were ignored and each passing day of this night fall saw the spires swell with energy, each one becoming a beacon visible miles in the distance.</text:span></text:p>
      <text:p text:style-name="P89"><text:span text:style-name="T37"/></text:p>
      <text:p text:style-name="P89"><text:span text:style-name="T37">It had taken 16 days total for the gates to reach the height of their power. This increase seemed spurred on by the silent presence of the Ethereals all of who had since encircled each monument. In a blinding arc of light that brought a false daylight to the land, the magic of the gates tore into the Ether. The sky itself was said to have split open.</text:span></text:p>
      <text:p text:style-name="P89"><text:span text:style-name="T37"/></text:p>
      <text:p text:style-name="P89"><text:span text:style-name="T37">Any of the lesser races looking on at a Vanquished Gate during this event were rendered blind by it. Those that maintained their vision within eyesight of the gates were met with a scene void of the Ethereals. The sun rose the next day.</text:span></text:p>
      <text:p text:style-name="P89"/>
      <text:p text:style-name="P89"><text:span text:style-name="T36">The most marked change happened </text:span><text:span text:style-name="T37">moments after the splitting of the sky by magic. The Ether, depleted, sank in presence and with it, every form of magic known to the lesser races. However, the beasts left behind from countless years of experimentation by the Ethereals needed no magic to continue to exist. Left virtually defenseless, the lesser races had no choice but to flee to only the largest of settlements within their nations.</text:span></text:p>
      <text:p text:style-name="P89"/>
      <text:p text:style-name="P89"><text:span text:style-name="T36">Once suitable for travel, the collapse turned </text:span><text:span text:style-name="T37">the oceans</text:span><text:span text:style-name="T36"> into a haven for all manner of magically twisted </text:span><text:soft-page-break/><text:span text:style-name="T36">creature. Some of these creatures </text:span><text:span text:style-name="T37">were </text:span><text:span text:style-name="T36">large enough to disrupt trade for many decades, effectively isolating Urel from Fiole </text:span><text:span text:style-name="T37">during this period. In addition, a halt on ocean bound trade felt in every nation was absolutely necessary considering the already staggering losses many of the nations were experiencing elsewhere.</text:span></text:p>
      <text:p text:style-name="P89"><text:span text:style-name="T36"/></text:p>
      <text:p text:style-name="P89"><text:span text:style-name="T36"/></text:p>
      <text:p text:style-name="P92"><text:span text:style-name="T38">The Advent of Firearms</text:span></text:p>
      <text:p text:style-name="P89"><text:span text:style-name="T36"/></text:p>
      <text:p text:style-name="P89"><text:span text:style-name="T36">The Adil, more than any other nation, felt this squeeze the most with it being dependent more than others on the oceans for trade due to their position within Fiole. Adil as a nation, during the second age, had only one viable trade route that lead eastward towards Lole. However, due to the collapse, many of Lole’s border settlements were abandoned or overrun by the resurgence of magical beasts within their lands.</text:span></text:p>
      <text:p text:style-name="P89"><text:span text:style-name="T36"/></text:p>
      <text:p text:style-name="P89"><text:span text:style-name="T36">With trade at an all time low, the Adil, with their sizable fleet, began launching active offensives against the terrors of the oceans. With a tactical approach and fast ships, the Adil scraped and clawed back small portions of the ocean around them. The battles were often heavy in losses on both sides but armed with Shadow Forged weapons, the Adil mounted a successful conquest of many creatures of legend.</text:span></text:p>
      <text:p text:style-name="P89"><text:span text:style-name="T36"/></text:p>
      <text:p text:style-name="P89"><text:span text:style-name="T36">Out of this turmoil rose an innovation that changed the Adil nation forever: shadow forged </text:span><text:span text:style-name="T41">firearms</text:span><text:span text:style-name="T36">. Designed to hurl cannon </text:span><text:span text:style-name="T41">and gun </text:span><text:span text:style-name="T36">shot made of shadow forged metals, these </text:span><text:span text:style-name="T41">weapons</text:span><text:span text:style-name="T36"> became a devastating force against any magical beast that might threaten a ship. Armed with </text:span><text:span text:style-name="T41">simpler </text:span><text:span text:style-name="T36">shadow forged </text:span><text:span text:style-name="T41">swords and pikes along with </text:span><text:span text:style-name="T36">several </text:span><text:span text:style-name="T41">larger </text:span><text:span text:style-name="T36">variations of the ship mounted cannons, ocean trade experienced a resurgence </text:span><text:span text:style-name="T41">during the middle of the second age </text:span><text:span text:style-name="T36">and </text:span><text:span text:style-name="T41">an almost absolute </text:span><text:span text:style-name="T36">dominance </text:span><text:span text:style-name="T41">of it by </text:span><text:span text:style-name="T36">the Adil nation.</text:span></text:p>
      <text:p text:style-name="P89"><text:span text:style-name="T36"/></text:p>
      <text:p text:style-name="P89"><text:span text:style-name="T36"/></text:p>
      <text:p text:style-name="P92"><text:span text:style-name="T44">The Return of Magic</text:span></text:p>
      <text:p text:style-name="P89"/>
      <text:p text:style-name="P89"><text:span text:style-name="T44">Forced against a hostile ocean and a land over run by magical beasts, Lole as a nation nearly collapsed. In its darkest years however, the most educated of state mages came forward to greet this deathly challenge with a stern resolve. Being home to one of the Vanquished Gates, gave Lole the opportunity to study the schematics etched into the gate and from this study came an understanding of the system of symbols the Ethereals used to weave patterns into the Ether.</text:span></text:p>
      <text:p text:style-name="P89"><text:span text:style-name="T44"/></text:p>
      <text:p text:style-name="P89"><text:span text:style-name="T44">Found on the focusing rings of all of the Vanquished Gates, these Etherean symbols enforced patterns onto the still present ether. The more complex the schematics written in Etherean, the more power the schematics could channel. While no replacement for the evocative effects once rendered from the Ether during the first age, these runes allowed the citizens of Lole to bring their magical towns and cities back to life.</text:span></text:p>
      <text:p text:style-name="P89"><text:span text:style-name="T44"/></text:p>
      <text:p text:style-name="P89"><text:span text:style-name="T44">However, of the first implementations, the most important were the runic weapons forged at the heart of the nation’s capital. These magical weapons were unlike any of the lesser races had forged in their time upon the first realm. Able to impart devastating wounds that cut deeper than even shadow forged weapons, the most elite soldiers of Lole set out to reclaim their torn and devastated lands to great effect.</text:span></text:p>
      <text:p text:style-name="P89"><text:span text:style-name="T44"/></text:p>
      <text:p text:style-name="P89"><text:span text:style-name="T44">Once stabilized, Lole flourished like never before. Unlike the magical systems of the first age, Etherean </text:span><text:soft-page-break/><text:span text:style-name="T44">allowed the mechanical minds of Lole to create effects once thought only achievable by the Ethereals themselves. In the dark distance, the settlements of Lole glow with a magical light and hue that is a welcomed sight for many a traveler.</text:span></text:p>
      <text:p text:style-name="P89"><text:span text:style-name="T44"/></text:p>
      <text:p text:style-name="P89"><text:span text:style-name="T44">Toward the end of the second age, many scholars and mages of Lole had begun to travel outside of their nation to spread Etherean to the other nations of Fiole. Called the Illuminated in reference to the settlements they had left behind, these missionaries were met with adoration, fear, reverence and all other manner of reaction to a people who had done what many had thought impossible.</text:span></text:p>
      <text:p text:style-name="P89"><text:span text:style-name="T44"/></text:p>
      <text:p text:style-name="P89"><text:span text:style-name="T44">The Illuminated and their teachings marked the return of magic to Fiole.</text:span></text:p>
      <text:p text:style-name="P89"><text:span text:style-name="T44"/></text:p>
      <text:p text:style-name="P89"/>
      <text:h text:style-name="P132" text:outline-level="2"><text:bookmark-start text:name="__RefHeading__2144_964636987"/>The Illian Age<text:bookmark-end text:name="__RefHeading__2144_964636987"/></text:h>
      <text:p text:style-name="P65"/>
      <text:p text:style-name="P65"><text:span text:style-name="T45">While Fiole was experiencing a renaissance brought on by both renewed trade, shadow forged weapons and runic magic, Illia was left alone, isolated more than ever.</text:span></text:p>
      <text:p text:style-name="P65"/>
      <text:h text:style-name="P132" text:outline-level="2"><text:bookmark-start text:name="__RefHeading__2146_964636987"/><text:span text:style-name="T25">The Age of Order</text:span><text:bookmark-end text:name="__RefHeading__2146_964636987"/></text:h>
      <text:p text:style-name="P89"/>
      <text:p text:style-name="P84"/>
      <text:p text:style-name="P67"/>
      <text:h text:style-name="P133" text:outline-level="1"><text:bookmark-start text:name="__RefHeading__2148_964636987"/>The Lands and People of the First Realm<text:bookmark-end text:name="__RefHeading__2148_964636987"/></text:h>
      <text:p text:style-name="P89"/>
      <text:h text:style-name="P132" text:outline-level="2"><text:bookmark-start text:name="__RefHeading__2150_964636987"/>Illia<text:bookmark-end text:name="__RefHeading__2150_964636987"/></text:h>
      <text:p text:style-name="P77">The Floating Sanctuary</text:p>
      <text:p text:style-name="P77"/>
      <text:p text:style-name="P92"><text:span text:style-name="T31">Nation:</text:span><text:span text:style-name="T32"> Illia</text:span></text:p>
      <text:p text:style-name="P89"><text:span text:style-name="T27">Common Races:</text:span><text:span text:style-name="T31"> </text:span>Gnomes</text:p>
      <text:p text:style-name="P89"/>
      <text:p text:style-name="P123"><text:span text:style-name="T14">Gifted a land isolated from the concerns of the realm below, </text:span><text:span text:style-name="T15">the gnomes in Illia quickly forged a cultural identity all their own. By the hand of the Ethereals, Illians believe that they were chosen to continue exploring the Ether through the manipulation of magics. Even during the collapse of magic, when the Ether was at its weakest, the gnomes of Illia forged ahead with towns and cities built over schematics powerful enough to provide heat, water and all manner of basic needs.</text:span></text:p>
      <text:p text:style-name="P89"/>
      <text:p text:style-name="P116">Illia, because of it’s physical isolation during the second age, developed a language apart from Fiolian with much of the grammar, syntax and structure taken from the Ethereals’ language. This development also aided Illians to further their understanding by standing on many of the discoveries of the Ethereals.</text:p>
      <text:p text:style-name="P116"/>
      <text:p text:style-name="P116">Illians are a varied people, if short and slender in stature. They take pride in individualism, seeing it as a boon for creativity and the exploration of ideas. The celebration of uniqueness is common in many towns with many a festival being held for such ideals. It is not unusual to meet an Illian who’s hair color is taken from the rainbow rather than their mother and father. Their eyes follow similar styles, the magic for altering certain physical features being one of the first doctrines taught to young Illian children.</text:p>
      <text:p text:style-name="P116"/>
      <text:p text:style-name="P116">Illians live a long life, counting years as many count the days. This combined with the relative safety of their land has imparted a laid back and easy going nature to most Illians that would surprise many. Indeed, an Illian may be considered aloof and forgetful by any other measure. The Illians however see this as a strength. Patience rewards those with the stomach for it, it is often said.</text:p>
      <text:p text:style-name="P116"/>
      <text:p text:style-name="P89"/>
      <text:p text:style-name="P92">The Illian Order</text:p>
      <text:p text:style-name="P89"/>
      <text:p text:style-name="P107">While many of the Illians hold to a calm, steady pace, there exists a small sect of scholars that seek to push their understanding of the Ether to its absolute limits and beyond. These individuals seclude themselves in the highest peaks of Illia where the four houses of the Illian Order stand.</text:p>
      <text:p text:style-name="P107"/>
      <text:p text:style-name="P107">Seen as monks, the order conducts intense research into complex magical schematics copied from the Vanquished Gate that stands on Illia. A monk, upon reaching a certain enlightenment, will journey to the Vanquished Gate with a small, worn scroll with coordinates written upon it. This scroll is handed to each monk when they enlist in the order by one of the masters. The coordinates represent a single undiscovered schematic on the Vanquished Gate meant to be become a monk’s entire purpose in life.</text:p>
      <text:p text:style-name="P107"/>
      <text:p text:style-name="P123"><text:span text:style-name="T16">While few are able to crack the mysteries hidden within the meaning of the schematics, those that pass before revelation is achieved will often pass down their work to a monk in the form of the scroll that </text:span><text:soft-page-break/><text:span text:style-name="T16">they had received. When that monk returns, their predecessor will have passed, leaving behind all of their work for the monk to continue from until revelation.</text:span></text:p>
      <text:p text:style-name="P89"/>
      <text:p text:style-name="P89"/>
      <text:h text:style-name="P132" text:outline-level="2"><text:bookmark-start text:name="__RefHeading__2152_964636987"/>Urel<text:bookmark-end text:name="__RefHeading__2152_964636987"/></text:h>
      <text:p text:style-name="P77">The Magical Desert</text:p>
      <text:p text:style-name="P77"/>
      <text:p text:style-name="P92"><text:span text:style-name="T31">Nation:</text:span><text:span text:style-name="T32"> The Nomads of Horai</text:span></text:p>
      <text:p text:style-name="P123"><text:span text:style-name="T27">Common Races:</text:span><text:span text:style-name="T31"> </text:span><text:span text:style-name="T13">Elves</text:span></text:p>
      <text:p text:style-name="P89"/>
      <text:p text:style-name="P116">The land of Urel is a terrifying place for non-magical beings. During the second age, when most civilizations had to rediscover survival without magic, the elves of Urel charged ahead in an understanding of magic once thought beyond the lesser races. A great scholar known as Horai, born of the second age in Urel, brought forward much of this understanding and in doing so, secured the safety of her kind in lands far more hostile than any other race knew.</text:p>
      <text:p text:style-name="P116"/>
      <text:p text:style-name="P116">Horai, through methods lost to time, traveled to the Vanquished Gates of Urel alone. To survive the desert was a challenge all its own, let alone the monsters that walked the sands leaving Horai’s journey a cherished and reverent history of the elves. When she returned to her tribe situated on the coast of Sorso, Horai brought with her revelations and understanding gleamed from the gates themselves. Some even say that an Ethereal spoke to her somehow. Regardless, the elves adopted this knowledge and in search of further knowledge, began to roam the vast deserts as tribes belonging to the same whole.</text:p>
      <text:p text:style-name="P116"/>
      <text:p text:style-name="P123"><text:span text:style-name="T15">While many towns exist on the coast in permanence, the Horai – as the elves now identify themselves, continue their nomadic traditions. </text:span><text:span text:style-name="T16">They do so</text:span><text:span text:style-name="T15"> with the belief that the desert ultimately holds the key to understanding why the Ethereals left the first realm, where </text:span><text:span text:style-name="T16">they </text:span><text:span text:style-name="T15">went and how they traveled </text:span><text:span text:style-name="T16">there</text:span><text:span text:style-name="T15">. </text:span><text:span text:style-name="T16">Living in the desert is seen as a privilege instead of a burden and with a renewed mastery of the Ether, the Horai have since flourished.</text:span></text:p>
      <text:p text:style-name="P107"/>
      <text:p text:style-name="P107">Because of their nomadic nature and the isolation of their land from the other lesser races, the Horai are often seen as a backwards people. Instead of creating great cities, these creatures of the desert choose to struggle against the oppressing winds of the Eye of Hurran. </text:p>
      <text:p text:style-name="P116"/>
      <text:p text:style-name="P100">The Children of Horai</text:p>
      <text:p text:style-name="P116"/>
      <text:p text:style-name="P116">The leaders of the Horai tribes are chosen not by lineage, stature or feature. Rather, they are chosen by the same trial that Horai herself undertook – passage through the Eye of Hurran to one of the Vanquished Gates.</text:p>
      <text:p text:style-name="P116"/>
      <text:p text:style-name="P116">Upon their coming of age, a young Horai may take upon a journey into the desert alone, armed only with their understanding of the Ether and the clothing upon their body. This self imposed exile is taken up in remembrance of Horai. Faced with the unforgiving conditions and mortal dangers, an understanding of one’s spirit is said to develop. In addition, those that return are expected to have received revelations about the nature of the Ether. Many have failed this trial in death.</text:p>
      <text:p text:style-name="P89"/>
      <text:p text:style-name="P89"/>
      <text:h text:style-name="P132" text:outline-level="2"><text:bookmark-start text:name="__RefHeading__2154_964636987"/><text:soft-page-break/>Fiole: The <text:span text:style-name="T49">Northern</text:span> Lands<text:bookmark-end text:name="__RefHeading__2154_964636987"/></text:h>
      <text:p text:style-name="P77">The Land of Forever Night</text:p>
      <text:p text:style-name="P77"/>
      <text:p text:style-name="P92"><text:span text:style-name="T31">Nation:</text:span><text:span text:style-name="T32"> The Akan</text:span></text:p>
      <text:p text:style-name="P89"><text:span text:style-name="T27">Common Races:</text:span><text:span text:style-name="T31"> </text:span>Orcs and Dark Elves</text:p>
      <text:p text:style-name="P89"/>
      <text:p text:style-name="P123"><text:span text:style-name="T15">With the rise of Illia at the end of the first age, the lands of Fiole under the floating continent suffered a fate of being forever cast in shadow. </text:span><text:span text:style-name="T16">Over time this land became known as the forgotten lands.</text:span><text:span text:style-name="T15"> These plains, choked of life, turned to a slate gray and became home to twisted and gnarled forests filled with trees of black foliage. Creatures of shadow, drawn to this land, dominate its surface, known as the Malefic. These corrupted beings are all that remain of a once lush forest land.</text:span></text:p>
      <text:p text:style-name="P116"/>
      <text:p text:style-name="P123"><text:span text:style-name="T15">The lesser races that inhabited the shadow lands, with magic stripped from them in the second age, were forced underground in</text:span><text:span text:style-name="T16">to</text:span><text:span text:style-name="T15"> great sprawling caverns </text:span><text:span text:style-name="T16">turned home</text:span><text:span text:style-name="T15">. From here, the huddled masses forged a tough, resilient civilization that would face the terrors lurking above with an unflinching courage. Over time, their skin darkened and their eyes became black </text:span><text:span text:style-name="T16">as the night</text:span><text:span text:style-name="T15">, corrupted in part by the machinations of the Malefic.</text:span></text:p>
      <text:p text:style-name="P116"/>
      <text:p text:style-name="P123"><text:span text:style-name="T15">Instead of seeking safety in the Ether, the Akan as they began to call themselves, forged the most dreadful of weapons born from the flesh of th</text:span><text:span text:style-name="T16">e very enemy that sought to corrupt and ultimately destroy them.</text:span><text:span text:style-name="T15"> </text:span><text:span text:style-name="T16">In order t</text:span><text:span text:style-name="T15">o fight back and reclaim what land they could, </text:span><text:span text:style-name="T16">the art of the shadow forge was born</text:span><text:span text:style-name="T15">. </text:span><text:span text:style-name="T16">These weapons are frightful in that they cut deeper than flesh and into the soul of one’s enemy. The most potent of shadow forged weaponry is even said to draw out the very life from a target struck by it.</text:span></text:p>
      <text:p text:style-name="P116"/>
      <text:p text:style-name="P123"><text:span text:style-name="T15">Molded by a war that has never left their land, the Akan are a fiercely </text:span><text:span text:style-name="T16">nationalistic </text:span><text:span text:style-name="T15">people </text:span><text:span text:style-name="T16">with a familial culture where even the weakest link must serve a greater purpose. The Akan are efficient in all ways, seeing waste of any kind as a sin that could lead to an unraveling of one’s future survival. The Akan are masters of crafts for this very reason, and from their heritage of being forever cast in shadow, have gained the ability see in even the darkest of nights.</text:span></text:p>
      <text:p text:style-name="P107"/>
      <text:p text:style-name="P107">While the presence of Illia is responsible for the shadow that covers much of the forgotten lands, the Akan as a whole holds no grudge against the Illians. The raising the land was done by and Ethereal and despite there being little magical adeptness and understanding within the Akan, the Ethereals still hold a reverent place in their culture and histories.</text:p>
      <text:p text:style-name="P89"/>
      <text:p text:style-name="P89"/>
      <text:p text:style-name="P77"/>
      <text:p text:style-name="P89"/>
      <text:p text:style-name="P89"><text:span text:style-name="T17">Fiole is the largest continent in the first realm and by far the most diverse. </text:span><text:span text:style-name="T18">It is large enough that the lesser races have, over the ages, formed several kingdoms and states. Most of these states rise and fall like the tides of the oceans that surround Fiole, leaving the age of order with only three distinct political entities.</text:span></text:p>
      <text:p text:style-name="P117"/>
      <text:p text:style-name="P77"/>
      <text:h text:style-name="P132" text:outline-level="2"><text:bookmark-start text:name="__RefHeading__2156_964636987"/>Fiole: The Southern Lands<text:bookmark-end text:name="__RefHeading__2156_964636987"/></text:h>
      <text:p text:style-name="P77">The Home of the Warrior’s Heart</text:p>
      <text:p text:style-name="P77"><text:soft-page-break/></text:p>
      <text:p text:style-name="P92"><text:span text:style-name="T31">Nation:</text:span><text:span text:style-name="T32"> Adil</text:span></text:p>
      <text:p text:style-name="P89"><text:span text:style-name="T27">Common Races:</text:span><text:span text:style-name="T31"> </text:span><text:span text:style-name="T30">Orcs and Dark Elves</text:span></text:p>
      <text:p text:style-name="P117"/>
      <text:p text:style-name="P89"><text:span text:style-name="T18">The Adil kingdom dates back to the middle of the second age. During the collapse of magic, many of the southern independent states were subject to intense assaults and raids from magical creatures who no longer had any reason to fear the lesser races. As the news of losses mounted over the years, several of the leaders, tribesmen and kings of the southern states met in the capital of Adil, </text:span><text:span text:style-name="T19">Haraad. During this age Adil was</text:span><text:span text:style-name="T18"> the largest state in both population and territory. From there, a pact was struck that bound together all of the independent states into one large territory with a unified militia.</text:span></text:p>
      <text:p text:style-name="P117"/>
      <text:p text:style-name="P89"><text:span text:style-name="T19">Adil was instrumental in the exchanges that lead to unification, mainly in part to its agreement with several tribes in the shadow lands for weapons that could harm the magical creatures effectively. </text:span><text:span text:style-name="T18">In exchange for use of its far larger and </text:span><text:span text:style-name="T19">shadow forged arms, Adil would maintain the throne of the newly formed territory.</text:span></text:p>
      <text:p text:style-name="P117"/>
      <text:p text:style-name="P89"><text:span text:style-name="T18">While it took decades to stabilize and provide the same amount of safety and coverage as the days of the first age, the </text:span><text:span text:style-name="T19">Adil kingdom became an icon of human resilience in an age where many were left suddenly defenseless. Many Adil traditions are steeped heavily in martial practice and the honing of the body. Unlike the Akan however, the Adil treasure personal improvement and practice over the arts of crafting weapons and armor. This difference is due, in part, to the fact that the Akan provided the early proponents of the Adil kingdom with shadow forged weaponry.</text:span></text:p>
      <text:p text:style-name="P118"/>
      <text:p text:style-name="P118">It the modern age, Adil stands strong as a close-knit nation well known for non-magical martial practices, second only to the Akan.</text:p>
      <text:p text:style-name="P118"/>
      <text:p text:style-name="P79">The capital city...</text:p>
      <text:p text:style-name="P118"/>
      <text:p text:style-name="P117"/>
      <text:h text:style-name="P132" text:outline-level="2"><text:bookmark-start text:name="__RefHeading__2158_964636987"/>Fiole: The Western Lands<text:bookmark-end text:name="__RefHeading__2158_964636987"/></text:h>
      <text:p text:style-name="P77">The Birthplace of Commerce</text:p>
      <text:p text:style-name="P77"/>
      <text:p text:style-name="P92"><text:span text:style-name="T31">Nation:</text:span><text:span text:style-name="T32"> Ruian</text:span></text:p>
      <text:p text:style-name="P89"><text:span text:style-name="T27">Common Races:</text:span><text:span text:style-name="T31"> Humans</text:span></text:p>
      <text:p text:style-name="P119"/>
      <text:p text:style-name="P89"><text:span text:style-name="T19">The </text:span><text:span text:style-name="T18">Ruian </text:span><text:span text:style-name="T19">nation is home to the western most towns and its capital, Crestbreak. </text:span><text:span text:style-name="T20">This nation is one of the oldest of Fiole as well as the largest. It encompasses the entire western coast, the western depression and the Marred mountains. This mountain range serves as the barrier that separates the Adil kingdom from the Ruian nation. Over the ages, the Marred mountains have been carved into in order to create easy to traverse roads to bolster transport and trade between the adjacent nations. The marred mountains taper off towards the northern coast, fading into the rolling hills that fold into the shadow lands.</text:span></text:p>
      <text:p text:style-name="P120"/>
      <text:p text:style-name="P89"><text:span text:style-name="T20">During the second age, the </text:span><text:span text:style-name="T19">Ruian </text:span><text:span text:style-name="T20">nation thrived, there being few disasters or creatures to deal with given the position of its settlements. Many towns during the first age established themselves along the verdant transition from the ocean cliffs to the western depression. This area is renown for vibrant trade and always active caravans traveling the roads that connect the network of settlements. This feature </text:span><text:soft-page-break/><text:span text:style-name="T21">alone </text:span><text:span text:style-name="T20">brought </text:span><text:span text:style-name="T21">the </text:span><text:span text:style-name="T18">Ruian </text:span><text:span text:style-name="T21">to power as the center </text:span><text:span text:style-name="T22">of trade, commerce and banking for much of Fiole.</text:span></text:p>
      <text:p text:style-name="P120"/>
      <text:p text:style-name="P89"><text:span text:style-name="T20">Crestbreak </text:span><text:span text:style-name="T22">itself</text:span><text:span text:style-name="T20"> sits on the highest point </text:span><text:span text:style-name="T22">along the vast western cliffside</text:span><text:span text:style-name="T20">, having been established late in the first age out of what was once a schematics site used by the Ethereals. The capital is named for </text:span><text:span text:style-name="T22">the waves that slam against the white marbled face of the cliff face, it being one of the oldest and most secure human settlements in all of Fiole.</text:span></text:p>
      <text:p text:style-name="P119"/>
      <text:p text:style-name="P119"/>
      <text:h text:style-name="P132" text:outline-level="2"><text:bookmark-start text:name="__RefHeading__2160_964636987"/>Fiole: The Eastern Lands<text:bookmark-end text:name="__RefHeading__2160_964636987"/></text:h>
      <text:p text:style-name="P77">The Lands of Magical Order</text:p>
      <text:p text:style-name="P77"/>
      <text:p text:style-name="P92"><text:span text:style-name="T31">Nation:</text:span><text:span text:style-name="T32"> Lole</text:span></text:p>
      <text:p text:style-name="P89"><text:span text:style-name="T27">Common Races:</text:span><text:span text:style-name="T31"> Humans, Elves and Dwarves</text:span></text:p>
      <text:p text:style-name="P117"/>
      <text:p text:style-name="P121">This eastern <text:span text:style-name="T29">kingdom </text:span>is built around the Vanquished gate that still exists on Fiole – the gate being a feature easily seen from the capital <text:span text:style-name="T23">of Lole</text:span>, Julian. The kingdom of Lole isn't a traditional kingdom <text:span text:style-name="T29">despite being named so,</text:span> but rather one where the monarch is chosen by <text:span text:style-name="T23">a council of the nation’s most adept magical users</text:span>. <text:span text:style-name="T29">Lole, as seen by its populace, is a haven for order governed by law whether it be the law of magic, the nation of logic.</text:span></text:p>
      <text:p text:style-name="P81"/>
      <text:p text:style-name="P81">Born of magic, Lole is a nation of architecture and schematics with the entire basis of its civilization built upon the ether itself. Everything from heat, fire water and light were provided by intricate magical schematics derived from the Vanquished Gates and the study of other schematics left behind by the Ethereals.</text:p>
      <text:p text:style-name="P121"/>
      <text:p text:style-name="P81">During the second age, with magic at its weakest, the nation was cast into turmoil. It was during this age that the reigning Queen, Mora Hariel took the council of mages responsible for the election of the nation’s leaders and sequestered them in Kruku, the capital’s largest library. Once sequestered, these men and women were given a single task as the Julian council – to bring magic back to the nation of Lole.</text:p>
      <text:p text:style-name="P121"/>
      <text:p text:style-name="P81">Torn by the onslaught of magical beasts that had once been kept easily in check, the nation languished for many years, soon leaving only the largest settlements standing. However, it was in the darkest moments of this trial that the Julian council broke the seal placed upon the giant stone doors of Kruku.</text:p>
      <text:p text:style-name="P121"/>
      <text:p text:style-name="P81">Armed with every transcription taken from the Vanquished Gate, the Julian council had deciphered the art behind the Ethereal’s Runic language. This language was the Ethereal’s first magical system, making up nearly every schematic inscription found on the Vanquished Gate’s focusing rings. These symbols were designed to weave magic from the depleted state of the ether in the time before the first age, making them ideal in the second age.</text:p>
      <text:p text:style-name="P121"/>
      <text:p text:style-name="P121">By implementing these schematics on their own, the Julian council gave birth to what modern ages call Runic <text:span text:style-name="T29">or scroll </text:span>magic. <text:span text:style-name="T29">It was by mastery of this intricate and complex art, taught to the masses of Lole by the Julian council, that allowed the nation to survive.</text:span></text:p>
      <text:p text:style-name="P81"/>
      <text:p text:style-name="P121"><text:span text:style-name="T29">In debt to the council, the nation’s people saw them as not just saviors but as the guiding hand of the nation itself. <text:s/>From then on, any</text:span><text:span text:style-name="T23"> decision that </text:span><text:span text:style-name="T29">might </text:span><text:span text:style-name="T23">impact </text:span><text:span text:style-name="T29">the </text:span><text:span text:style-name="T23">citizens of Lole </text:span><text:span text:style-name="T29">had to receive the </text:span><text:soft-page-break/>Julian council’<text:span text:style-name="T29">s blessing before it could be enforced by the current ruler as law. This now cherished process of review is seen as the balance that keeps Lole a nation ruled by order.</text:span></text:p>
      <text:p text:style-name="P81"/>
      <text:p text:style-name="P81">As the second age came to a close, the nation of Lole had risen back to its former glory, stunning the other nations of Fiole with magic seemingly woven from nothing.</text:p>
      <text:p text:style-name="P119"/>
      <text:p text:style-name="P89"/>
      <text:p text:style-name="P89"/>
      <text:h text:style-name="P132" text:outline-level="2"><text:bookmark-start text:name="__RefHeading__2162_964636987"/>Fiole: The Central Tundra<text:bookmark-end text:name="__RefHeading__2162_964636987"/></text:h>
      <text:p text:style-name="P77">Nature’s Reserve</text:p>
      <text:p text:style-name="P77"/>
      <text:p text:style-name="P92"><text:span text:style-name="T31">Nation:</text:span><text:span text:style-name="T32"> The Raiken Tribes</text:span></text:p>
      <text:p text:style-name="P89"><text:span text:style-name="T27">Common Races:</text:span><text:span text:style-name="T31"> </text:span><text:span text:style-name="T23">Halflings and Mixed Races</text:span></text:p>
      <text:p text:style-name="P89"/>
      <text:p text:style-name="P89"><text:span text:style-name="T26">Note:</text:span><text:span text:style-name="T23"> Mixed races are meant to supply players with a catch-all for races that may not fit in any of the other nations.</text:span></text:p>
      <text:p text:style-name="P89"/>
      <text:p text:style-name="P89"><text:span text:style-name="T23">Central Fiole is a place well known for the Oru mountains and the lakes formed at the eastern side of the range. </text:span><text:span text:style-name="T24">The lands are windswept from the cold, dry air that pours down from the Oru range and the lakes are often void of any large vegetation. What animals that inhabit this land are fierce and honed by natural selection.</text:span></text:p>
      <text:p text:style-name="P89"/>
      <text:p text:style-name="P89"><text:span text:style-name="T23">During the first age, a group of disjointed tribes </text:span><text:span text:style-name="T24">made up of the lesser races not strong enough in number to claim a nation all their own were forced into the central lands of Fiole by the Ruian nation during its expansion into the western depression. With no other culture to call home, those displaced had little choice but to live upon the cold ground and forge what civilization they could.</text:span></text:p>
      <text:p text:style-name="P83"/>
      <text:p text:style-name="P89"><text:span text:style-name="T23">In the common tongue of Fiole, these tribes were often called Raiken, a pejorative meaning the rejected or the refused. </text:span><text:span text:style-name="T24">Out of a sense of indignation</text:span><text:span text:style-name="T23"> native to the tribes, they eventually grew to refer to themselves </text:span><text:span text:style-name="T24">as the Raiken,</text:span><text:span text:style-name="T23"> </text:span><text:span text:style-name="T24">seeing their lands as a home for all those who would be rebuffed by the self titled civilized. They survived by relying on one another and greeted travelers moving through their lands with open arms, warm smiles and a fierce spirit.</text:span></text:p>
      <text:p text:style-name="P83"/>
      <text:p text:style-name="P89"><text:span text:style-name="T23">Aided by a more intrinsic understanding of the ether </text:span><text:span text:style-name="T24">and its role in nature</text:span><text:span text:style-name="T23">, these </text:span><text:span text:style-name="T24">once </text:span><text:span text:style-name="T23">nomadic tribes would take from the land just as much as they tended to it. From this grew a culture stepped in the wonder of nature itself </text:span><text:span text:style-name="T24">bound by a strong </text:span><text:span text:style-name="T23">respect for it. </text:span><text:span text:style-name="T24">Their </text:span><text:span text:style-name="T23">keen understanding </text:span><text:span text:style-name="T24">allowed the Raiken to not only endure the passing of time in central Fiole but thrive as a fledgling nation.</text:span></text:p>
      <text:p text:style-name="P89"/>
      <text:p text:style-name="P83">As the first age came to a dramatic close, the Raiken had little concern towards the diminished presence of the ether, taking in more refugees than ever before. The second age, in stark contrast to many of the other civilizations around them, saw the Raiken nation grow to triple its size in population. The fast farms tended by Raiken settlements became the envy of many neighbors, encouraging trade and exchange that only further solidified the Raiken’s place in the history and future of Fiole.</text:p>
      <text:h text:style-name="P133" text:outline-level="1"><text:bookmark-start text:name="__RefHeading__2164_964636987"/>The <text:span text:style-name="T47">Technologies of the First Realm</text:span><text:bookmark-end text:name="__RefHeading__2164_964636987"/></text:h>
      <text:p text:style-name="P72"><text:span text:style-name="T47"/></text:p>
      <text:h text:style-name="P133" text:outline-level="1"><text:bookmark-start text:name="__RefHeading__2166_964636987"/><text:span text:style-name="T47">The </text:span><text:span text:style-name="T48">Magics of the Modern Age</text:span><text:bookmark-end text:name="__RefHeading__2166_964636987"/></text:h>
      <text:p text:style-name="P128"><text:span text:style-name="T50">Copyright (c) 2013 John Hopper</text:span></text:p>
      <text:p text:style-name="P122"><text:span text:style-name="T50"/></text:p>
      <text:p text:style-name="P122"><text:span text:style-name="T50">Attribution-NonCommercial-ShareAlike 3.0 Unported (CC BY-NC-SA 3.0)</text:span></text:p>
      <text:p text:style-name="P122"><text:span text:style-name="T50"/></text:p>
      <text:p text:style-name="P122"><text:span text:style-name="T50">This document is licensed to you under the above listed version of the creative commons license. By reading this document you agree to the terms and conditions of this license.</text:span></text:p>
      <text:p text:style-name="P122"><text:span text:style-name="T50"/></text:p>
      <text:p text:style-name="P122"><text:span text:style-name="T50">For more information please visit: </text:span><text:a xlink:type="simple" xlink:href="http://creativecommons.org/licenses/by-nc-sa/3.0/"><text:span text:style-name="T50">http://creativecommons.org/licenses/by-nc-sa/3.0/</text:span></text:a></text:p>
      <text:p text:style-name="P72"><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7T14:12:16.56</meta:creation-date>
    <dc:date>2013-07-10T20:49:16.30</dc:date>
    <meta:editing-duration>PT7H43M33S</meta:editing-duration>
    <meta:editing-cycles>49</meta:editing-cycles>
    <meta:generator>LibreOffice/4.0.4.2$Windows_x86 LibreOffice_project/9e9821abd0ffdbc09cd8c52eaa574fa09eb08f2</meta:generator>
    <meta:document-statistic meta:table-count="0" meta:image-count="0" meta:object-count="0" meta:page-count="17" meta:paragraph-count="155" meta:word-count="5538" meta:character-count="32031" meta:non-whitespace-character-count="26630"/>
  </office:meta>
</office:document-meta>
</file>